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9.061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6.095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5.027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7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3.603cm" fo:padding-left="0.15cm" fo:padding-right="0.15cm"/>
    </style:style>
    <style:style style:name="gr8" style:family="graphic" style:parent-style-name="standard">
      <style:graphic-properties draw:stroke="dash" draw:stroke-dash="Ultrafine_20_Dashed" svg:stroke-color="#000000" draw:fill="none" draw:fill-color="#ffffff" fo:min-height="2.891cm" fo:padding-left="0.15cm" fo:padding-right="0.15cm"/>
    </style:style>
    <style:style style:name="gr9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2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2.156cm" fo:padding-left="0.15cm" fo:padding-right="0.15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5.739cm" fo:padding-left="0.15cm" fo:padding-right="0.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4" style:family="paragraph">
      <style:paragraph-properties fo:margin-left="0cm" fo:margin-right="0cm" fo:text-indent="0cm">
        <style:tab-stops>
          <style:tab-stop style:position="2.092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>
        <style:tab-stops>
          <style:tab-stop style:position="1.813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5" xml:id="id1" draw:id="id1" draw:layer="layout" svg:width="4.966cm" svg:height="9.947cm" svg:x="15.9cm" svg:y="9.7cm">
          <draw:text-box>
            <text:p text:style-name="P3"><text:span text:style-name="T1">Student</text:span></text:p>
            <text:p text:style-name="P3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ext_id</text:span><text:span text:style-name="T2"><text:tab/></text:span><text:span text:style-name="T2">INT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gender</text:span><text:span text:style-name="T2"><text:tab/></text:span><text:span text:style-name="T2">VARCHAR(3)</text:span></text:p>
            <text:p text:style-name="P4"><text:span text:style-name="T2">birth_date</text:span><text:span text:style-name="T2"><text:tab/></text:span><text:span text:style-name="T2">DATE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district</text:span><text:span text:style-name="T2"><text:tab/></text:span><text:span text:style-name="T2">VARCHAR(2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mobile</text:span><text:span text:style-name="T2"><text:tab/></text:span><text:span text:style-name="T2">VARCHAR(4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avs</text:span><text:span text:style-name="T2"><text:tab/></text:span><text:span text:style-name="T2">VARCHAR(20)</text:span></text:p>
            <text:p text:style-name="P4"><text:span text:style-name="T2">dispense_ecg</text:span><text:span text:style-name="T2"><text:tab/></text:span><text:span text:style-name="T2">BOOLEAN</text:span></text:p>
            <text:p text:style-name="P4"><text:span text:style-name="T2">dispense_eps</text:span><text:span text:style-name="T2"><text:tab/></text:span><text:span text:style-name="T2">BOOLEAN</text:span></text:p>
            <text:p text:style-name="P4"><text:span text:style-name="T2">soutien_dys</text:span><text:span text:style-name="T2"><text:tab/></text:span><text:span text:style-name="T2">BOOLEAN</text:span></text:p>
            <text:p text:style-name="P4"><text:span text:style-name="T2">corporation_id</text:span><text:span text:style-name="T2"><text:tab/></text:span><text:span text:style-name="T2">INT</text:span><text:span text:style-name="T2"><text:tab/></text:span></text:p>
            <text:p text:style-name="P4"><text:span text:style-name="T2">instructor_id</text:span><text:span text:style-name="T2"><text:tab/></text:span><text:span text:style-name="T2">INT</text:span></text:p>
            <text:p text:style-name="P4"><text:span text:style-name="T2">supervisor_id</text:span><text:span text:style-name="T2"><text:tab/></text:span><text:span text:style-name="T2">INT</text:span></text:p>
            <text:p text:style-name="P4"><text:span text:style-name="T2">mentor_id</text:span><text:span text:style-name="T2"><text:tab/></text:span><text:span text:style-name="T2">INT</text:span></text:p>
            <text:p text:style-name="P4"><text:span text:style-name="T2">report_sem1</text:span><text:span text:style-name="T2"><text:tab/></text:span><text:span text:style-name="T2">VARCHAR</text:span></text:p>
            <text:p text:style-name="P4"><text:span text:style-name="T2">report_sem1_date DATETIME</text:span></text:p>
            <text:p text:style-name="P4"><text:span text:style-name="T2">report_sem2</text:span><text:span text:style-name="T2"><text:tab/></text:span><text:span text:style-name="T2">VARCHAR</text:span></text:p>
            <text:p text:style-name="P4"><text:span text:style-name="T2">report_sem2_date DATETIME</text:span></text:p>
            <text:p text:style-name="P4"><text:span text:style-name="T2">klass_id</text:span><text:span text:style-name="T2"><text:tab/></text:span><text:span text:style-name="T2">INT NOT NULL</text:span></text:p>
            <text:p text:style-name="P4"><text:span text:style-name="T2">option_ase</text:span><text:span text:style-name="T2"><text:tab/></text:span><text:span text:style-name="T2">INT</text:span></text:p>
            <text:p text:style-name="P4"><text:span text:style-name="T2">archived</text:span><text:span text:style-name="T2"><text:tab/></text:span><text:span text:style-name="T2">BOOLEAN</text:span></text:p>
          </draw:text-box>
          <draw:glue-point draw:id="4" svg:x="-5.002cm" svg:y="-3.348cm"/>
          <draw:glue-point draw:id="5" svg:x="-5cm" svg:y="4.039cm"/>
          <draw:glue-point draw:id="6" svg:x="5.002cm" svg:y="2.088cm"/>
          <draw:glue-point draw:id="7" svg:x="5.002cm" svg:y="2.411cm"/>
          <draw:glue-point draw:id="8" svg:x="-5.002cm" svg:y="4.449cm"/>
          <draw:glue-point draw:id="9" svg:x="5.002cm" svg:y="1.535cm"/>
          <draw:glue-point draw:id="10" svg:x="5.002cm" svg:y="1.836cm"/>
        </draw:frame>
        <draw:frame draw:style-name="gr3" draw:text-style-name="P5" xml:id="id6" draw:id="id6" draw:layer="layout" svg:width="5.4cm" svg:height="6.345cm" svg:x="23.2cm" svg:y="8.1cm">
          <draw:text-box>
            <text:p text:style-name="P3"><text:span text:style-name="T1">Corporation</text:span></text:p>
            <text:p text:style-name="P3"><text:span text:style-name="T1">-------------------------</text:span></text:p>
            <text:p text:style-name="P6"><text:span text:style-name="T3">id</text:span><text:span text:style-name="T3"><text:tab/></text:span><text:span text:style-name="T3">INT NOT NULL</text:span></text:p>
            <text:p text:style-name="P6"><text:span text:style-name="T3">ext_id</text:span><text:span text:style-name="T3"><text:tab/></text:span><text:span text:style-name="T3">INT</text:span></text:p>
            <text:p text:style-name="P6"><text:span text:style-name="T3">name</text:span><text:span text:style-name="T3"><text:tab/></text:span><text:span text:style-name="T3">VARCHAR(100) </text:span><text:span text:style-name="T4">Unique</text:span></text:p>
            <text:p text:style-name="P6"><text:span text:style-name="T3">short_name</text:span><text:span text:style-name="T3"><text:tab/></text:span><text:span text:style-name="T3">VARCHAR(40)</text:span></text:p>
            <text:p text:style-name="P6"><text:span text:style-name="T3">parent</text:span><text:span text:style-name="T3"><text:tab/></text:span><text:span text:style-name="T3">INT NULL</text:span></text:p>
            <text:p text:style-name="P6"><text:span text:style-name="T3">sector</text:span><text:span text:style-name="T3"><text:tab/></text:span><text:span text:style-name="T3">VARCHAR(40)</text:span></text:p>
            <text:p text:style-name="P6"><text:span text:style-name="T3">typ</text:span><text:span text:style-name="T3"><text:tab/></text:span><text:span text:style-name="T3">VARCHAR(40)</text:span></text:p>
            <text:p text:style-name="P6"><text:span text:style-name="T3">street</text:span><text:span text:style-name="T3"><text:tab/></text:span><text:span text:style-name="T3">VARCHAR(100)</text:span></text:p>
            <text:p text:style-name="P6"><text:span text:style-name="T3">pcode</text:span><text:span text:style-name="T3"><text:tab/></text:span><text:span text:style-name="T3">VARCHAR(4)</text:span></text:p>
            <text:p text:style-name="P6"><text:span text:style-name="T3">city</text:span><text:span text:style-name="T3"><text:tab/></text:span><text:span text:style-name="T3">VARCHAR(40)</text:span></text:p>
            <text:p text:style-name="P6"><text:span text:style-name="T3">district</text:span><text:span text:style-name="T3"><text:tab/></text:span><text:span text:style-name="T3">VARCHAR(20)</text:span></text:p>
            <text:p text:style-name="P6"><text:span text:style-name="T3">tel</text:span><text:span text:style-name="T3"><text:tab/></text:span><text:span text:style-name="T3">VARCHAR(20)</text:span></text:p>
            <text:p text:style-name="P6"><text:span text:style-name="T3">email</text:span><text:span text:style-name="T3"><text:tab/></text:span><text:span text:style-name="T3">VARCHAR(75)</text:span></text:p>
            <text:p text:style-name="P6"><text:span text:style-name="T3">web</text:span><text:span text:style-name="T3"><text:tab/></text:span><text:span text:style-name="T3">VARCHAR(200)</text:span></text:p>
          </draw:text-box>
          <draw:glue-point draw:id="4" svg:x="-5cm" svg:y="-2.792cm"/>
          <draw:glue-point draw:id="5" svg:x="-5cm" svg:y="-0.485cm"/>
        </draw:frame>
        <draw:frame draw:style-name="gr4" draw:text-style-name="P5" xml:id="id4" draw:id="id4" draw:layer="layout" svg:width="4.53cm" svg:height="2.153cm" svg:x="1.97cm" svg:y="2.347cm">
          <draw:text-box>
            <text:p text:style-name="P3"><text:span text:style-name="T1">Section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name</text:span><text:span text:style-name="T3"><text:tab/></text:span><text:span text:style-name="T3">VARCHAR(20)</text:span></text:p>
          </draw:text-box>
          <draw:glue-point draw:id="4" svg:x="5.002cm" svg:y="1.751cm"/>
          <draw:glue-point draw:id="5" svg:x="-5.002cm" svg:y="1.286cm"/>
        </draw:frame>
        <draw:frame draw:style-name="gr5" draw:text-style-name="P5" xml:id="id7" draw:id="id7" draw:layer="layout" svg:width="4.93cm" svg:height="5.277cm" svg:x="23.4cm" svg:y="2.4cm">
          <draw:text-box>
            <text:p text:style-name="P3"><text:span text:style-name="T1">CorpContact</text:span></text:p>
            <text:p text:style-name="P3"><text:span text:style-name="T1">-------------------------</text:span></text:p>
            <text:p text:style-name="P7"><text:span text:style-name="T3">id</text:span><text:span text:style-name="T3"><text:tab/></text:span><text:span text:style-name="T3">INT NOT NULL</text:span></text:p>
            <text:p text:style-name="P7"><text:span text:style-name="T3">ext_id</text:span><text:span text:style-name="T3"><text:tab/></text:span><text:span text:style-name="T3">INT</text:span></text:p>
            <text:p text:style-name="P7"><text:span text:style-name="T3">corporation_id</text:span><text:span text:style-name="T3"><text:tab/></text:span><text:span text:style-name="T3">INT NOT NULL</text:span></text:p>
            <text:p text:style-name="P7"><text:span text:style-name="T3">is_main</text:span><text:span text:style-name="T3"><text:tab/></text:span><text:span text:style-name="T3">BOOLEAN</text:span></text:p>
            <text:p text:style-name="P7"><text:span text:style-name="T3">title</text:span><text:span text:style-name="T3"><text:tab/></text:span><text:span text:style-name="T3">VARCHAR(40)</text:span></text:p>
            <text:p text:style-name="P7"><text:span text:style-name="T3">first_name</text:span><text:span text:style-name="T3"><text:tab/></text:span><text:span text:style-name="T3">VARCHAR(40)</text:span></text:p>
            <text:p text:style-name="P7"><text:span text:style-name="T3">last_name</text:span><text:span text:style-name="T3"><text:tab/></text:span><text:span text:style-name="T3">VARCHAR(40)</text:span></text:p>
            <text:p text:style-name="P7"><text:span text:style-name="T3">role</text:span><text:span text:style-name="T3"><text:tab/></text:span><text:span text:style-name="T3">VARCHAR(40)</text:span></text:p>
            <text:p text:style-name="P7"><text:span text:style-name="T3">tel</text:span><text:span text:style-name="T3"><text:tab/></text:span><text:span text:style-name="T3">VARCHAR(20)</text:span></text:p>
            <text:p text:style-name="P7"><text:span text:style-name="T3">email</text:span><text:span text:style-name="T3"><text:tab/></text:span><text:span text:style-name="T3">VARCHAR(100)</text:span></text:p>
            <text:p text:style-name="P7"><text:span text:style-name="T3">archived</text:span><text:span text:style-name="T3"><text:tab/></text:span><text:span text:style-name="T3">BOOLEAN</text:span></text:p>
          </draw:text-box>
          <draw:glue-point draw:id="4" svg:x="-5.002cm" svg:y="-1.019cm"/>
          <draw:glue-point draw:id="5" svg:x="-5.002cm" svg:y="-2.346cm"/>
        </draw:frame>
        <draw:frame draw:style-name="gr4" draw:text-style-name="P5" xml:id="id10" draw:id="id10" draw:layer="layout" svg:width="4.53cm" svg:height="2.153cm" svg:x="22.97cm" svg:y="15cm">
          <draw:text-box>
            <text:p text:style-name="P3"><text:span text:style-name="T1">Domain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name</text:span><text:span text:style-name="T3"><text:tab/></text:span><text:span text:style-name="T3">VARCHAR(50)</text:span></text:p>
          </draw:text-box>
          <draw:glue-point draw:id="4" svg:x="5.002cm" svg:y="5.006cm"/>
          <draw:glue-point draw:id="5" svg:x="-5.002cm" svg:y="1.286cm"/>
        </draw:frame>
        <draw:frame draw:style-name="gr6" draw:text-style-name="P5" xml:id="id3" draw:id="id3" draw:layer="layout" svg:width="4.53cm" svg:height="3.497cm" svg:x="9.87cm" svg:y="5.303cm">
          <draw:text-box>
            <text:p text:style-name="P3"><text:span text:style-name="T1">Period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title</text:span><text:span text:style-name="T3"><text:tab/></text:span><text:span text:style-name="T3">VARCHAR(150)</text:span></text:p>
            <text:p text:style-name="P3"><text:span text:style-name="T3">section_id</text:span><text:span text:style-name="T3"><text:tab/></text:span><text:span text:style-name="T3">INT NOT NULL</text:span></text:p>
            <text:p text:style-name="P3"><text:span text:style-name="T3">level_id</text:span><text:span text:style-name="T3"><text:tab/></text:span><text:span text:style-name="T3">INT NOT NULL</text:span></text:p>
            <text:p text:style-name="P3"><text:span text:style-name="T3">start_date</text:span><text:span text:style-name="T3"><text:tab/></text:span><text:span text:style-name="T3">DATE</text:span></text:p>
            <text:p text:style-name="P3"><text:span text:style-name="T3">end_date</text:span><text:span text:style-name="T3"><text:tab/></text:span><text:span text:style-name="T3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7" draw:text-style-name="P5" xml:id="id5" draw:id="id5" draw:layer="layout" svg:width="4.93cm" svg:height="3.853cm" svg:x="16.57cm" svg:y="4.7cm">
          <draw:text-box>
            <text:p text:style-name="P3"><text:span text:style-name="T1">Availability</text:span></text:p>
            <text:p text:style-name="P3"><text:span text:style-name="T1">-------------------------</text:span></text:p>
            <text:p text:style-name="P8"><text:span text:style-name="T3">id</text:span><text:span text:style-name="T3"><text:tab/></text:span><text:span text:style-name="T3">INT NOT NULL</text:span></text:p>
            <text:p text:style-name="P8"><text:span text:style-name="T3">corporation_id</text:span><text:span text:style-name="T3"><text:tab/></text:span><text:span text:style-name="T3">INT NOT NULL</text:span></text:p>
            <text:p text:style-name="P8"><text:span text:style-name="T3">period_id</text:span><text:span text:style-name="T3"><text:tab/></text:span><text:span text:style-name="T3">INT NOT NULL</text:span></text:p>
            <text:p text:style-name="P8"><text:span text:style-name="T3">domain_id</text:span><text:span text:style-name="T3"><text:tab/></text:span><text:span text:style-name="T3">INT NOT NULL</text:span></text:p>
            <text:p text:style-name="P8"><text:span text:style-name="T3">contact_id</text:span><text:span text:style-name="T3"><text:tab/></text:span><text:span text:style-name="T3">INT</text:span></text:p>
            <text:p text:style-name="P8"><text:span text:style-name="T3">priority</text:span><text:span text:style-name="T3"><text:tab/></text:span><text:span text:style-name="T3">BOOLEAN</text:span></text:p>
            <text:p text:style-name="P8"><text:span text:style-name="T3">comment</text:span><text:span text:style-name="T3"><text:tab/></text:span><text:span text:style-name="T3">TEXT</text:span></text:p>
          </draw:text-box>
          <draw:glue-point draw:id="4" svg:x="5.002cm" svg:y="-0.487cm"/>
          <draw:glue-point draw:id="5" svg:x="-5.002cm" svg:y="0.526cm"/>
          <draw:glue-point draw:id="6" svg:x="5.002cm" svg:y="1.489cm"/>
          <draw:glue-point draw:id="7" svg:x="-5.002cm" svg:y="-1.344cm"/>
          <draw:glue-point draw:id="8" svg:x="5.002cm" svg:y="2.268cm"/>
        </draw:frame>
        <draw:frame draw:style-name="gr8" draw:text-style-name="P5" xml:id="id8" draw:id="id8" draw:layer="layout" svg:width="4.93cm" svg:height="3.141cm" svg:x="9.87cm" svg:y="9.5cm">
          <draw:text-box>
            <text:p text:style-name="P3"><text:span text:style-name="T1">Training</text:span></text:p>
            <text:p text:style-name="P3"><text:span text:style-name="T1">-------------------------</text:span></text:p>
            <text:p text:style-name="P8"><text:span text:style-name="T3">id</text:span><text:span text:style-name="T3"><text:tab/></text:span><text:span text:style-name="T3">INT NOT NULL</text:span></text:p>
            <text:p text:style-name="P8"><text:span text:style-name="T3">student_id</text:span><text:span text:style-name="T3"><text:tab/></text:span><text:span text:style-name="T3">INT NOT NULL</text:span></text:p>
            <text:p text:style-name="P8"><text:span text:style-name="T3">availability_id</text:span><text:span text:style-name="T3"><text:tab/></text:span><text:span text:style-name="T3">INT NOT NULL</text:span></text:p>
            <text:p text:style-name="P8"><text:span text:style-name="T3">referent_id</text:span><text:span text:style-name="T3"><text:tab/></text:span><text:span text:style-name="T3">INT</text:span></text:p>
            <text:p text:style-name="P8"><text:span text:style-name="T3">comment</text:span><text:span text:style-name="T3"><text:tab/></text:span><text:span text:style-name="T3">TEXT</text:span></text:p>
          </draw:text-box>
          <draw:glue-point draw:id="4" svg:x="5.002cm" svg:y="3.294cm"/>
          <draw:glue-point draw:id="5" svg:x="5.002cm" svg:y="1.687cm"/>
          <draw:glue-point draw:id="6" svg:x="5.002cm" svg:y="0.595cm"/>
          <draw:glue-point draw:id="7" svg:x="-5.002cm" svg:y="2.96cm"/>
        </draw:frame>
        <draw:connector draw:style-name="gr9" draw:text-style-name="P9" draw:layer="layout" draw:line-skew="-3.499cm" svg:x1="15.9cm" svg:y1="18.69cm" svg:x2="6.498cm" svg:y2="11.101cm" draw:start-shape="id1" draw:start-glue-point="5" draw:end-shape="id2" draw:end-glue-point="5" svg:d="M15900 18690h-8200v-7589h-1202" svg:viewBox="0 0 9403 7590">
          <text:p/>
        </draw:connector>
        <draw:connector draw:style-name="gr9" draw:text-style-name="P9" draw:layer="layout" draw:line-skew="0.35cm" svg:x1="9.87cm" svg:y1="7.425cm" svg:x2="6.5cm" svg:y2="3.799cm" draw:start-shape="id3" draw:start-glue-point="5" draw:end-shape="id4" draw:end-glue-point="4" svg:d="M9870 7425h-1335v-3626h-2035" svg:viewBox="0 0 3371 3627">
          <text:p/>
        </draw:connector>
        <draw:connector draw:style-name="gr9" draw:text-style-name="P9" draw:layer="layout" svg:x1="16.57cm" svg:y1="6.828cm" svg:x2="14.4cm" svg:y2="6.834cm" draw:start-shape="id5" draw:start-glue-point="5" draw:end-shape="id3" draw:end-glue-point="4" svg:d="M16570 6828h-1085v6h-1085" svg:viewBox="0 0 2171 7">
          <text:p/>
        </draw:connector>
        <draw:connector draw:style-name="gr9" draw:text-style-name="P9" draw:layer="layout" svg:x1="21.5cm" svg:y1="6.439cm" svg:x2="23.2cm" svg:y2="9.501cm" draw:start-shape="id5" draw:start-glue-point="4" draw:end-shape="id6" draw:end-glue-point="4" svg:d="M21500 6439h850v3062h850" svg:viewBox="0 0 1701 3063">
          <text:p/>
        </draw:connector>
        <draw:connector draw:style-name="gr9" draw:text-style-name="P9" draw:layer="layout" draw:line-skew="-0.099cm" svg:x1="23.4cm" svg:y1="4.501cm" svg:x2="23.2cm" svg:y2="9.501cm" draw:start-shape="id7" draw:start-glue-point="4" draw:end-shape="id6" draw:end-glue-point="4" svg:d="M23400 4501h-800v5000h600" svg:viewBox="0 0 801 5001">
          <text:p/>
        </draw:connector>
        <draw:connector draw:style-name="gr9" draw:text-style-name="P9" draw:layer="layout" svg:x1="14.8cm" svg:y1="11.599cm" svg:x2="16.57cm" svg:y2="6.109cm" draw:start-shape="id8" draw:start-glue-point="5" draw:end-shape="id5" draw:end-glue-point="7" svg:d="M14800 11599h885v-5490h885" svg:viewBox="0 0 1771 5491">
          <text:p/>
        </draw:connector>
        <draw:connector draw:style-name="gr9" draw:text-style-name="P9" draw:layer="layout" svg:x1="9.87cm" svg:y1="11.999cm" svg:x2="6.5cm" svg:y2="14.501cm" draw:start-shape="id8" draw:start-glue-point="7" draw:end-shape="id9" draw:end-glue-point="4" svg:d="M9870 11999h-1685v2502h-1685" svg:viewBox="0 0 3371 2503">
          <text:p/>
        </draw:connector>
        <draw:connector draw:style-name="gr9" draw:text-style-name="P9" draw:layer="layout" svg:x1="14.8cm" svg:y1="11.256cm" svg:x2="15.9cm" svg:y2="11.343cm" draw:start-shape="id8" draw:start-glue-point="6" draw:end-shape="id1" draw:end-glue-point="4" svg:d="M14800 11256h550v87h550" svg:viewBox="0 0 1101 88">
          <text:p/>
        </draw:connector>
        <draw:connector draw:style-name="gr9" draw:text-style-name="P9" draw:layer="layout" svg:x1="21.5cm" svg:y1="7.199cm" svg:x2="22.97cm" svg:y2="16.352cm" draw:start-shape="id5" draw:start-glue-point="6" draw:end-shape="id10" draw:end-glue-point="5" svg:d="M21500 7199h735v9153h735" svg:viewBox="0 0 1471 9154">
          <text:p/>
        </draw:connector>
        <draw:frame draw:style-name="gr10" draw:text-style-name="P10" draw:layer="layout" svg:width="3.538cm" svg:height="0.67cm" svg:x="1.062cm" svg:y="19.33cm">
          <draw:text-box>
            <text:p><text:span text:style-name="T5">cpa, 2018-02-14</text:span></text:p>
          </draw:text-box>
        </draw:frame>
        <draw:frame draw:style-name="gr8" draw:text-style-name="P5" xml:id="id2" draw:id="id2" draw:layer="layout" svg:width="4.53cm" svg:height="3.141cm" svg:x="1.968cm" svg:y="9.683cm">
          <draw:text-box>
            <text:p text:style-name="P3"><text:span text:style-name="T1">Klass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name</text:span><text:span text:style-name="T3"><text:tab/></text:span><text:span text:style-name="T3">VARCHAR(20)</text:span></text:p>
            <text:p text:style-name="P3"><text:span text:style-name="T3">section_id</text:span><text:span text:style-name="T3"><text:tab/></text:span><text:span text:style-name="T3">INT NOT NULL</text:span></text:p>
            <text:p text:style-name="P3"><text:span text:style-name="T3">level_id</text:span><text:span text:style-name="T3"><text:tab/></text:span><text:span text:style-name="T3">INT NOT NULL</text:span></text:p>
            <text:p text:style-name="P3"><text:span text:style-name="T3">teacher_id</text:span><text:span text:style-name="T3"><text:tab/></text:span><text:span text:style-name="T3">INT</text:span></text:p>
          </draw:text-box>
          <draw:glue-point draw:id="4" svg:x="5.002cm" svg:y="1.741cm"/>
          <draw:glue-point draw:id="5" svg:x="5.002cm" svg:y="-0.487cm"/>
          <draw:glue-point draw:id="6" svg:x="5cm" svg:y="3.03cm"/>
          <draw:glue-point draw:id="7" svg:x="-5.002cm" svg:y="3.97cm"/>
        </draw:frame>
        <draw:connector draw:style-name="gr9" draw:text-style-name="P9" draw:layer="layout" draw:line-skew="0.499cm" svg:x1="6.498cm" svg:y1="11.799cm" svg:x2="6.5cm" svg:y2="3.799cm" draw:start-shape="id2" draw:start-glue-point="4" draw:end-shape="id4" draw:end-glue-point="4" svg:d="M6498 11799h1002v-8000h-1000" svg:viewBox="0 0 1003 8001">
          <text:p/>
        </draw:connector>
        <draw:frame draw:style-name="gr4" draw:text-style-name="P5" xml:id="id11" draw:id="id11" draw:layer="layout" svg:width="4.53cm" svg:height="2.153cm" svg:x="1.97cm" svg:y="4.7cm">
          <draw:text-box>
            <text:p text:style-name="P3"><text:span text:style-name="T1">Level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name</text:span><text:span text:style-name="T3"><text:tab/></text:span><text:span text:style-name="T3">VARCHAR(20)</text:span></text:p>
          </draw:text-box>
          <draw:glue-point draw:id="4" svg:x="5.002cm" svg:y="1.751cm"/>
          <draw:glue-point draw:id="5" svg:x="-5.002cm" svg:y="1.286cm"/>
        </draw:frame>
        <draw:connector draw:style-name="gr9" draw:text-style-name="P9" draw:layer="layout" svg:x1="9.87cm" svg:y1="7.825cm" svg:x2="6.5cm" svg:y2="6.152cm" draw:start-shape="id3" draw:start-glue-point="6" draw:end-shape="id11" draw:end-glue-point="4" svg:d="M9870 7825h-1685v-1673h-1685" svg:viewBox="0 0 3371 1674">
          <text:p/>
        </draw:connector>
        <draw:connector draw:style-name="gr9" draw:text-style-name="P9" draw:layer="layout" draw:line-skew="0.299cm" svg:x1="6.498cm" svg:y1="12.204cm" svg:x2="6.5cm" svg:y2="6.152cm" draw:start-shape="id2" draw:start-glue-point="6" draw:end-shape="id11" draw:end-glue-point="4" svg:d="M6498 12204h802v-6052h-800" svg:viewBox="0 0 803 6053">
          <text:p/>
        </draw:connector>
        <draw:connector draw:style-name="gr9" draw:text-style-name="P9" draw:layer="layout" draw:line-skew="-0.565cm" svg:x1="21.5cm" svg:y1="7.499cm" svg:x2="23.4cm" svg:y2="3.801cm" draw:start-shape="id5" draw:start-glue-point="8" draw:end-shape="id7" draw:end-glue-point="5" svg:d="M21500 7499h385v-3698h1515" svg:viewBox="0 0 1901 3699">
          <text:p/>
        </draw:connector>
        <draw:frame draw:style-name="gr11" draw:text-style-name="P5" xml:id="id12" draw:id="id12" draw:layer="layout" svg:width="5.4cm" svg:height="2.406cm" svg:x="10.4cm" svg:y="2.294cm">
          <draw:text-box>
            <text:p text:style-name="P3"><text:span text:style-name="T6">stages_corpcontact_sections</text:span></text:p>
            <text:p text:style-name="P3"><text:span text:style-name="T1">-------------------------</text:span></text:p>
            <text:p text:style-name="P8"><text:span text:style-name="T3">id</text:span><text:span text:style-name="T3"><text:tab/></text:span><text:span text:style-name="T3">INT NOT NULL</text:span></text:p>
            <text:p text:style-name="P8"><text:span text:style-name="T3">section_id</text:span><text:span text:style-name="T3"><text:tab/></text:span><text:span text:style-name="T3">INT NOT NULL</text:span></text:p>
            <text:p text:style-name="P8"><text:span text:style-name="T3">corpcontact_id</text:span><text:span text:style-name="T3"><text:tab/></text:span><text:span text:style-name="T3">INT NOT NULL</text:span></text:p>
          </draw:text-box>
          <draw:glue-point draw:id="4" svg:x="5.002cm" svg:y="3.294cm"/>
          <draw:glue-point draw:id="5" svg:x="-5.001cm" svg:y="1.65cm"/>
        </draw:frame>
        <draw:connector draw:style-name="gr9" draw:text-style-name="P9" draw:layer="layout" svg:x1="15.8cm" svg:y1="4.289cm" svg:x2="23.4cm" svg:y2="3.801cm" draw:start-shape="id12" draw:start-glue-point="4" draw:end-shape="id7" draw:end-glue-point="5" svg:d="M15800 4289h3800v-488h3800" svg:viewBox="0 0 7601 489">
          <text:p/>
        </draw:connector>
        <draw:connector draw:style-name="gr9" draw:text-style-name="P9" draw:layer="layout" svg:x1="10.4cm" svg:y1="3.893cm" svg:x2="6.5cm" svg:y2="3.799cm" draw:start-shape="id12" draw:start-glue-point="5" draw:end-shape="id4" draw:end-glue-point="4" svg:d="M10400 3893h-1950v-94h-1950" svg:viewBox="0 0 3901 95">
          <text:p/>
        </draw:connector>
        <draw:connector draw:style-name="gr9" draw:text-style-name="P9" draw:layer="layout" svg:x1="23.2cm" svg:y1="10.965cm" svg:x2="23.2cm" svg:y2="9.501cm" draw:start-shape="id6" draw:start-glue-point="5" draw:end-shape="id6" draw:end-glue-point="4" svg:d="M23200 10965h-501v-1464h501" svg:viewBox="0 0 502 1465">
          <text:p/>
        </draw:connector>
        <draw:frame draw:style-name="gr12" draw:text-style-name="P5" xml:id="id9" draw:id="id9" draw:layer="layout" svg:width="4.53cm" svg:height="5.989cm" svg:x="1.97cm" svg:y="13.1cm">
          <draw:text-box>
            <text:p text:style-name="P3"><text:span text:style-name="T1">Teacher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ext_id</text:span><text:span text:style-name="T3"><text:tab/></text:span><text:span text:style-name="T3">INT</text:span></text:p>
            <text:p text:style-name="P3"><text:span text:style-name="T3">civility</text:span><text:span text:style-name="T3"><text:tab/></text:span><text:span text:style-name="T3">VARCHAR(10)</text:span></text:p>
            <text:p text:style-name="P3"><text:span text:style-name="T3">first_name</text:span><text:span text:style-name="T3"><text:tab/></text:span><text:span text:style-name="T3">VARCHAR(40)</text:span></text:p>
            <text:p text:style-name="P3"><text:span text:style-name="T3">last_name</text:span><text:span text:style-name="T3"><text:tab/></text:span><text:span text:style-name="T3">VARCHAR(40)</text:span></text:p>
            <text:p text:style-name="P3"><text:span text:style-name="T3">abrev</text:span><text:span text:style-name="T3"><text:tab/></text:span><text:span text:style-name="T3">VARCHAR(10)</text:span></text:p>
            <text:p text:style-name="P3"><text:span text:style-name="T3">birth_date</text:span><text:span text:style-name="T3"><text:tab/></text:span><text:span text:style-name="T3">DATE</text:span></text:p>
            <text:p text:style-name="P3"><text:span text:style-name="T3">email</text:span><text:span text:style-name="T3"><text:tab/></text:span><text:span text:style-name="T3">VARCHAR(75)</text:span></text:p>
            <text:p text:style-name="P3"><text:span text:style-name="T3">contract</text:span><text:span text:style-name="T3"><text:tab/></text:span><text:span text:style-name="T3">VARCHAR(20)</text:span></text:p>
            <text:p text:style-name="P3"><text:span text:style-name="T3">rate</text:span><text:span text:style-name="T3"><text:tab/></text:span><text:span text:style-name="T3">DECIMAL(4, 1)</text:span></text:p>
            <text:p text:style-name="P3"><text:span text:style-name="T3">previous_report</text:span><text:span text:style-name="T3"><text:tab/></text:span><text:span text:style-name="T3">INT</text:span></text:p>
            <text:p text:style-name="P3"><text:span text:style-name="T3">next_report</text:span><text:span text:style-name="T3"><text:tab/></text:span><text:span text:style-name="T3">INT</text:span></text:p>
            <text:p text:style-name="P3"><text:span text:style-name="T3">archived</text:span><text:span text:style-name="T3"><text:tab/></text:span><text:span text:style-name="T3">BOOLEAN</text:span></text:p>
          </draw:text-box>
          <draw:glue-point draw:id="4" svg:x="5.002cm" svg:y="-2.661cm"/>
          <draw:glue-point draw:id="5" svg:x="-5.002cm" svg:y="-2.661cm"/>
        </draw:frame>
        <draw:connector draw:style-name="gr9" draw:text-style-name="P9" draw:layer="layout" svg:x1="1.968cm" svg:y1="12.499cm" svg:x2="1.97cm" svg:y2="14.501cm" draw:start-shape="id2" draw:start-glue-point="7" draw:end-shape="id9" draw:end-glue-point="5" svg:d="M1968 12499h-501v2002h503" svg:viewBox="0 0 504 2003">
          <text:p/>
        </draw:connector>
        <draw:connector draw:style-name="gr9" draw:text-style-name="P9" draw:layer="layout" draw:line-skew="-0.733cm" svg:x1="20.866cm" svg:y1="16.199cm" svg:x2="23.2cm" svg:y2="9.501cm" draw:start-shape="id1" draw:start-glue-point="9" draw:end-shape="id6" draw:end-glue-point="4" svg:d="M20866 16199h434v-6698h1900" svg:viewBox="0 0 2335 6699">
          <text:p/>
        </draw:connector>
        <draw:connector draw:style-name="gr9" draw:text-style-name="P9" draw:layer="layout" draw:line-skew="-1.9cm" svg:x1="20.866cm" svg:y1="17.071cm" svg:x2="23.4cm" svg:y2="3.752cm" draw:start-shape="id1" draw:start-glue-point="7" draw:end-shape="id13" draw:end-glue-point="3" svg:d="M20866 17071h1134v-13319h1400" svg:viewBox="0 0 2535 13320">
          <text:p/>
        </draw:connector>
        <draw:frame draw:style-name="gr4" draw:text-style-name="P5" xml:id="id14" draw:id="id14" draw:layer="layout" svg:width="4.53cm" svg:height="2.153cm" svg:x="2cm" svg:y="7.1cm">
          <draw:text-box>
            <text:p text:style-name="P3"><text:span text:style-name="T1">Option</text:span></text:p>
            <text:p text:style-name="P3"><text:span text:style-name="T1">-------------------------</text:span></text:p>
            <text:p text:style-name="P3"><text:span text:style-name="T3">id</text:span><text:span text:style-name="T3"><text:tab/></text:span><text:span text:style-name="T3">INT NOT NULL</text:span></text:p>
            <text:p text:style-name="P3"><text:span text:style-name="T3">name</text:span><text:span text:style-name="T3"><text:tab/></text:span><text:span text:style-name="T3">VARCHAR(20)</text:span></text:p>
          </draw:text-box>
          <draw:glue-point draw:id="4" svg:x="5.002cm" svg:y="1.751cm"/>
          <draw:glue-point draw:id="5" svg:x="-5.002cm" svg:y="1.286cm"/>
        </draw:frame>
        <draw:connector draw:style-name="gr9" draw:text-style-name="P9" draw:layer="layout" svg:x1="15.9cm" svg:y1="19.098cm" svg:x2="6.53cm" svg:y2="8.552cm" draw:start-shape="id1" draw:start-glue-point="8" draw:end-shape="id14" draw:end-glue-point="4" svg:d="M15900 19098h-4685v-10546h-4685" svg:viewBox="0 0 9371 10547">
          <text:p/>
        </draw:connector>
        <draw:connector draw:style-name="gr9" draw:text-style-name="P9" draw:layer="layout" draw:line-skew="-0.384cm" svg:x1="20.866cm" svg:y1="16.749cm" svg:x2="23.4cm" svg:y2="3.752cm" draw:start-shape="id1" draw:start-glue-point="6" svg:d="M20866 16749h1134v-12997h1400" svg:viewBox="0 0 2535 12998">
          <text:p/>
        </draw:connector>
        <draw:connector draw:style-name="gr9" draw:text-style-name="P9" xml:id="id13" draw:id="id13" draw:layer="layout" draw:line-skew="-0.384cm" svg:x1="20.866cm" svg:y1="16.499cm" svg:x2="23.4cm" svg:y2="3.752cm" draw:start-shape="id1" draw:start-glue-point="10" svg:d="M20866 16499h1134v-12747h1400" svg:viewBox="0 0 2535 127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e </meta:initial-creator>
    <meta:creation-date>2012-11-06T17:05:58</meta:creation-date>
    <dc:date>2018-02-14T18:17:20.617473343</dc:date>
    <dc:creator>Claude </dc:creator>
    <meta:editing-duration>PT9H37M32S</meta:editing-duration>
    <meta:editing-cycles>36</meta:editing-cycles>
    <meta:generator>LibreOffice/5.2.7.2$Linux_X86_64 LibreOffice_project/20m0$Build-2</meta:generator>
    <meta:printed-by>Claude </meta:printed-by>
    <meta:print-date>2016-08-31T09:49:43.476399781</meta:print-date>
    <meta:document-statistic meta:object-count="37"/>
  </office:meta>
</office:document-meta>
</file>